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Helv, sans-serif"/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style:font-name="Courier 10 Pitch" fo:font-size="10pt" style:font-size-asian="10pt" style:font-size-complex="10pt"/>
    </style:style>
    <style:style style:name="P2" style:family="paragraph" style:parent-style-name="Text_20_body">
      <style:text-properties fo:font-style="normal" style:text-underline-style="none" style:font-style-asian="normal" style:font-style-complex="normal"/>
    </style:style>
    <style:style style:name="P3" style:family="paragraph" style:parent-style-name="Text_20_body">
      <style:text-properties fo:font-style="normal" style:font-style-asian="normal" style:font-style-complex="normal"/>
    </style:style>
    <style:style style:name="P4" style:family="paragraph" style:parent-style-name="Text_20_body">
      <style:paragraph-properties fo:margin-left="0.7346in" fo:margin-right="0in" fo:text-indent="0in" style:auto-text-indent="false"/>
      <style:text-properties fo:language="en" fo:country="GB" fo:font-style="normal" style:font-style-asian="normal" style:font-style-complex="normal"/>
    </style:style>
    <style:style style:name="P5" style:family="paragraph" style:parent-style-name="Text_20_body" style:list-style-name="L1">
      <style:text-properties fo:language="en" fo:country="GB"/>
    </style:style>
    <style:style style:name="P6" style:family="paragraph" style:parent-style-name="Text_20_body">
      <style:text-properties style:font-name="Courier 10 Pitch" fo:font-size="10pt" style:font-size-asian="10pt" style:font-size-complex="10pt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text-properties fo:font-style="italic" style:font-style-asian="italic" style:font-style-complex="italic"/>
    </style:style>
    <style:style style:name="P9" style:family="paragraph" style:parent-style-name="Text_20_body" style:list-style-name="L3">
      <style:text-properties fo:font-style="italic" style:font-style-asian="italic" style:font-style-complex="italic"/>
    </style:style>
    <style:style style:name="P10" style:family="paragraph" style:parent-style-name="Text_20_body" style:list-style-name="L4">
      <style:text-properties fo:font-style="italic" style:font-style-asian="italic" style:font-style-complex="italic"/>
    </style:style>
    <style:style style:name="P11" style:family="paragraph" style:parent-style-name="Text_20_body" style:list-style-name="L2">
      <style:text-properties fo:font-style="italic" style:text-underline-style="none" style:font-style-asian="italic" style:font-style-complex="italic"/>
    </style:style>
    <style:style style:name="P12" style:family="paragraph" style:parent-style-name="Text_20_body" style:list-style-name="L2">
      <style:text-properties fo:font-style="normal" style:text-underline-style="none" style:font-style-asian="normal" style:font-style-complex="normal"/>
    </style:style>
    <style:style style:name="P13" style:family="paragraph" style:parent-style-name="Text_20_body" style:list-style-name="L4">
      <style:text-properties fo:font-style="normal" style:font-style-asian="normal" style:font-style-complex="normal"/>
    </style:style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P16" style:family="paragraph" style:parent-style-name="Text_20_body" style:list-style-name="L1">
      <style:paragraph-properties fo:margin-left="0.9846in" fo:margin-right="0in" fo:text-indent="-0.25in" style:auto-text-indent="false"/>
      <style:text-properties fo:language="en" fo:country="GB"/>
    </style:style>
    <style:style style:name="P17" style:family="paragraph" style:parent-style-name="Text_20_body" style:list-style-name="L1">
      <style:paragraph-properties fo:margin-left="0.9846in" fo:margin-right="0in" fo:text-indent="-0.25in" style:auto-text-indent="false"/>
      <style:text-properties fo:language="en" fo:country="GB" fo:font-style="normal" style:font-style-asian="normal" style:font-style-complex="normal"/>
    </style:style>
    <style:style style:name="P18" style:family="paragraph" style:parent-style-name="Text_20_body" style:list-style-name="L1">
      <style:paragraph-properties fo:margin-left="0.4925in" fo:margin-right="0in" fo:text-indent="-0.25in" style:auto-text-indent="false"/>
      <style:text-properties fo:language="en" fo:country="GB" fo:font-style="normal" style:font-style-asian="normal" style:font-style-complex="normal"/>
    </style:style>
    <style:style style:name="P19" style:family="paragraph" style:parent-style-name="Heading_20_1">
      <style:text-properties fo:language="en" fo:country="GB"/>
    </style:style>
    <style:style style:name="P20" style:family="paragraph" style:parent-style-name="Heading_20_2">
      <style:text-properties fo:language="en" fo:country="GB"/>
    </style:style>
    <style:style style:name="P21" style:family="paragraph" style:parent-style-name="Heading_20_2">
      <style:paragraph-properties fo:break-before="page"/>
    </style:style>
    <style:style style:name="P22" style:family="paragraph" style:parent-style-name="Heading_20_3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fusion-gis</text:h>
      <text:h text:style-name="P20" text:outline-level="2">Purpose:</text:h>
      <text:list xml:id="list17917765451" text:style-name="L1">
        <text:list-item>
          <text:p text:style-name="P5">Load two RDF datasets into a PostGIS database separating geometries and metadata.<text:line-break/><text:line-break/>(<text:span text:style-name="T2">In the following </text:span><text:span text:style-name="T1">&lt;subjectRegex&gt;</text:span><text:span text:style-name="T2"> is a user provided regex that matches the URI of those nodes that are of interest to the user.)</text:span></text:p>
        </text:list-item>
        <text:list-item>
          <text:p text:style-name="P16">Metadata is defined as those triples matching the following SPARQL restriction:<text:line-break/>{<text:line-break/><text:tab/><text:span text:style-name="T1">?s ?p ?o<text:line-break/><text:tab/>FILTER (regex(?s, "&lt;subjectRegex&gt;", "i"))<text:line-break/><text:tab/>FILTER (!regex(?p, "http://www.opengis.net/ont/geosparql#hasGeometry", "i"))<text:line-break/>}</text:span></text:p>
        </text:list-item>
        <text:list-item>
          <text:p text:style-name="P17">Geometries are defined as those triples matching the following SPARQL restriction:<text:line-break/>{<text:line-break/><text:tab/><text:span text:style-name="T1">?s ?p1 _:a .<text:line-break/><text:tab/>_:a ?p2 ?g<text:line-break/><text:tab/>FILTER(regex(?s, "&lt;subjectRegex&gt;, "i"))<text:line-break/><text:tab/>FILTER(regex(?p1, "http://www.opengis.net/ont/geosparql#hasGeometry", "i"))<text:line-break/><text:tab/>FILTER(regex(?p2, "http://www.opengis.net/ont/geosparql#asWKT", "i"))<text:line-break/>}<text:line-break/></text:span>The geometry string (?g) is expected to be in the WKT serialisation format.</text:p>
        </text:list-item>
        <text:list-item>
          <text:p text:style-name="P18">Provide transformations for fusing the geometries of the two loaded datasets and for a given list of links between the two datasets and a specific transformation:</text:p>
        </text:list-item>
        <text:list-item>
          <text:p text:style-name="P17">score the transformation on its suitability for those links</text:p>
        </text:list-item>
        <text:list-item>
          <text:p text:style-name="P17">apply the transformation on the geometries belonging to the linked nodes</text:p>
        </text:list-item>
      </text:list>
      <text:p text:style-name="P4"/>
      <text:h text:style-name="Heading_20_2" text:outline-level="2">Requirements</text:h>
      <text:p text:style-name="Text_20_body">Fusion-gis requires that postgreSQL is installed along with the PostGIS extension.</text:p>
      <text:h text:style-name="Heading_20_2" text:outline-level="2">Testing</text:h>
      <text:p text:style-name="Text_20_body">Testing was performed using PostgreSQL v9.1.9 w/ PostGIS v2 and Virtuoso v07.00.3203.</text:p>
      <text:h text:style-name="Heading_20_2" text:outline-level="2">PostGIS Schema</text:h>
      <text:p text:style-name="P1">--Database creation script for the importer PostGIS schema</text:p>
      <text:p text:style-name="P1"/>
      <text:p text:style-name="P1">--Drop all tables if they exist</text:p>
      <text:p text:style-name="P1">DROP TABLE IF EXISTS dataset_a_info;</text:p>
      <text:p text:style-name="P1">DROP TABLE IF EXISTS dataset_a_metadata;</text:p>
      <text:p text:style-name="P1"><text:soft-page-break/>DROP TABLE IF EXISTS dataset_a_geometries;</text:p>
      <text:p text:style-name="P1">DROP TABLE IF EXISTS dataset_b_info;</text:p>
      <text:p text:style-name="P1">DROP TABLE IF EXISTS dataset_b_metadata;</text:p>
      <text:p text:style-name="P1">DROP TABLE IF EXISTS dataset_b_geometries;</text:p>
      <text:p text:style-name="P1">DROP TABLE IF EXISTS fused_geometries;</text:p>
      <text:p text:style-name="P1"/>
      <text:p text:style-name="P1"/>
      <text:p text:style-name="P1">--Create a table to hold datasetA's info</text:p>
      <text:p text:style-name="P1">CREATE TABLE dataset_a_info (</text:p>
      <text:p text:style-name="P1"><text:tab/>endpoint text NOT NULL,</text:p>
      <text:p text:style-name="P1"><text:tab/>graph text NOT NULL</text:p>
      <text:p text:style-name="P1">);</text:p>
      <text:p text:style-name="P1"/>
      <text:p text:style-name="P1">--Create a table to hold datasetA's metadata</text:p>
      <text:p text:style-name="P1">CREATE TABLE dataset_a_metadata (</text:p>
      <text:p text:style-name="P1"><text:tab/>id serial PRIMARY KEY,</text:p>
      <text:p text:style-name="P1"><text:tab/>subject text NOT NULL,</text:p>
      <text:p text:style-name="P1"><text:tab/>predicate text NOT NULL,</text:p>
      <text:p text:style-name="P1"><text:tab/>object text NOT NULL,</text:p>
      <text:p text:style-name="P1"><text:tab/>object_lang text,</text:p>
      <text:p text:style-name="P1"><text:tab/>object_datatype text</text:p>
      <text:p text:style-name="P1">);</text:p>
      <text:p text:style-name="P1"/>
      <text:p text:style-name="P1">CREATE INDEX idx_dataset_a_metadata_subject ON dataset_a_metadata USING btree (subject);</text:p>
      <text:p text:style-name="P1"/>
      <text:p text:style-name="P1">--Create a table to hold datasetA's geometries</text:p>
      <text:p text:style-name="P1">CREATE TABLE dataset_a_geometries (</text:p>
      <text:p text:style-name="P1"><text:tab/>id serial PRIMARY KEY,</text:p>
      <text:p text:style-name="P1"><text:tab/>subject text NOT NULL</text:p>
      <text:p text:style-name="P1">);</text:p>
      <text:p text:style-name="P1"/>
      <text:p text:style-name="P1">SELECT AddGeometryColumn('dataset_a_geometries', 'geom', 4326, 'GEOMETRY', 2);</text:p>
      <text:p text:style-name="P1">CREATE INDEX idx_dataset_a_geometries_geom ON dataset_a_geometries USING gist (geom);</text:p>
      <text:p text:style-name="P1">CLUSTER dataset_a_geometries USING idx_dataset_a_geometries_geom;</text:p>
      <text:p text:style-name="P1"/>
      <text:p text:style-name="P1">--Create a table to hold datasetB's info</text:p>
      <text:p text:style-name="P1">CREATE TABLE dataset_b_info (</text:p>
      <text:p text:style-name="P1"><text:soft-page-break/><text:tab/>endpoint text NOT NULL,</text:p>
      <text:p text:style-name="P1"><text:tab/>graph text NOT NULL</text:p>
      <text:p text:style-name="P1">);</text:p>
      <text:p text:style-name="P1"/>
      <text:p text:style-name="P1">--Create a table to hold datasetB's metadata</text:p>
      <text:p text:style-name="P1">CREATE TABLE dataset_b_metadata (</text:p>
      <text:p text:style-name="P1"><text:tab/>id serial PRIMARY KEY,</text:p>
      <text:p text:style-name="P1"><text:tab/>subject text NOT NULL,</text:p>
      <text:p text:style-name="P1"><text:tab/>predicate text NOT NULL,</text:p>
      <text:p text:style-name="P1"><text:tab/>object text NOT NULL,</text:p>
      <text:p text:style-name="P1"><text:tab/>object_lang text,</text:p>
      <text:p text:style-name="P1"><text:tab/>object_datatype text</text:p>
      <text:p text:style-name="P1">);</text:p>
      <text:p text:style-name="P1"/>
      <text:p text:style-name="P1">CREATE INDEX idx_dataset_b_metadata_subject ON dataset_b_metadata USING btree (subject);</text:p>
      <text:p text:style-name="P1"/>
      <text:p text:style-name="P1">--Create a table to hold datasetB's geometries</text:p>
      <text:p text:style-name="P1">CREATE TABLE dataset_b_geometries (</text:p>
      <text:p text:style-name="P1"><text:tab/>id serial PRIMARY KEY,</text:p>
      <text:p text:style-name="P1"><text:tab/>subject text NOT NULL</text:p>
      <text:p text:style-name="P1">);</text:p>
      <text:p text:style-name="P1"/>
      <text:p text:style-name="P1">SELECT AddGeometryColumn('dataset_b_geometries', 'geom', 4326, 'GEOMETRY', 2);</text:p>
      <text:p text:style-name="P1">CREATE INDEX idx_dataset_b_geometries_geom ON dataset_b_geometries USING gist (geom);</text:p>
      <text:p text:style-name="P1">CLUSTER dataset_b_geometries USING idx_dataset_b_geometries_geom;</text:p>
      <text:p text:style-name="P1"/>
      <text:p text:style-name="P1">--Create a table to hold fused geometries</text:p>
      <text:p text:style-name="P1">CREATE TABLE fused_geometries (</text:p>
      <text:p text:style-name="P1"><text:tab/>id serial PRIMARY KEY,</text:p>
      <text:p text:style-name="P1"><text:tab/>subject_A text NOT NULL,</text:p>
      <text:p text:style-name="P1"><text:tab/>subject_B text NOT NULL</text:p>
      <text:p text:style-name="P1">);</text:p>
      <text:p text:style-name="P1"/>
      <text:p text:style-name="P1">SELECT AddGeometryColumn('fused_geometries', 'geom', 4326, 'GEOMETRY', 2);</text:p>
      <text:p text:style-name="P1">CREATE INDEX idx_fused_geometries_geom ON fused_geometries USING gist (geom);</text:p>
      <text:h text:style-name="P21" text:outline-level="2">Use cases &amp; execution flow</text:h>
      <text:h text:style-name="Heading_20_3" text:outline-level="3">Import dataset</text:h>
      <text:list xml:id="list1152650196" text:style-name="L2">
        <text:list-item>
          <text:p text:style-name="P7">User provides PostGIS connection parameters via <text:span text:style-name="T1">DatabasePanel</text:span><text:span text:style-name="T2">.</text:span></text:p>
        </text:list-item>
        <text:list-item>
          <text:p text:style-name="P7"><text:span text:style-name="T2">User provides endpoint, graph and regex for matching root nodes (subject regex) for each graph and commands start of import operation via </text:span><text:span text:style-name="T1">ImporterPanel</text:span><text:span text:style-name="T2">.</text:span></text:p>
        </text:list-item>
        <text:list-item>
          <text:p text:style-name="P8">ImporterPanel<text:span text:style-name="T2"> creates a new instance of </text:span>DatabaseInitialiser<text:span text:style-name="T2"> and invokes </text:span>DatabaseInitialiser.initialise(...)<text:span text:style-name="T2"> to create a new PostGIS db and initialise it with the schema.</text:span></text:p>
        </text:list-item>
        <text:list-item>
          <text:p text:style-name="P8">ImporterPanel<text:span text:style-name="T2"> creates two instances of </text:span>ImporterWorker, <text:span text:style-name="T2">one for each dataset, and executes them.</text:span></text:p>
        </text:list-item>
        <text:list-item>
          <text:p text:style-name="P11"><text:span text:style-name="T2">Each </text:span>ImporterWorker <text:span text:style-name="T2">creates an instance of </text:span>Importer<text:span text:style-name="T2"> that contains the import logic and invokes the </text:span>Importer.importMetadata(...), Importer.importGeometries(...) <text:span text:style-name="T2">methods.</text:span></text:p>
        </text:list-item>
        <text:list-item>
          <text:p text:style-name="P11"><text:span text:style-name="T2">The </text:span>Importer<text:span text:style-name="T2"> methods extract the triples from the provided endpoint by executing SPARQL queries via the Jena library and load them in the PostGIS db using methods defined in </text:span>PostGISImporter<text:span text:style-name="T2"> that make use of the PostgreSQL JDBC driver.</text:span></text:p>
        </text:list-item>
        <text:list-item>
          <text:p text:style-name="P12">User is provided with progress bar updates throughout the import process and is notified when each worker completes execution.</text:p>
        </text:list-item>
      </text:list>
      <text:p text:style-name="P2"/>
      <text:p text:style-name="P2"/>
      <text:h text:style-name="P22" text:outline-level="3">Score transformation</text:h>
      <text:list xml:id="list1564480714" text:style-name="L3">
        <text:list-item>
          <text:p text:style-name="P14"><text:span text:style-name="T2">User provides PostGIS connection parameters via </text:span><text:span text:style-name="T1">DatabasePanel</text:span><text:span text:style-name="T2">.</text:span></text:p>
        </text:list-item>
        <text:list-item>
          <text:p text:style-name="P14"><text:span text:style-name="T2">User provides a set of links via </text:span><text:span text:style-name="T1">FuserPanel</text:span><text:span text:style-name="T2"> in the form of an N-TRIPLES file with triples in the format:<text:line-break/>&lt;dataset A URI&gt; owl:sameAs &lt;dataset B URI&gt; .<text:line-break/>Datasets A &amp; B correspond to the dataset_a_*, dataset_b_* tables in the SQL schema.</text:span></text:p>
        </text:list-item>
        <text:list-item>
          <text:p text:style-name="P14"><text:span text:style-name="T2">Links are parsed using static method </text:span><text:span text:style-name="T1">GeometryFuser.parseLinksFile(...)</text:span><text:span text:style-name="T2"> and returned to </text:span><text:span text:style-name="T1">FuserPanel</text:span><text:span text:style-name="T2"> for display.</text:span></text:p>
        </text:list-item>
        <text:list-item>
          <text:p text:style-name="P14"><text:span text:style-name="T2">User selects a transformation and optionally a threshold for distance via </text:span><text:span text:style-name="T1">FuserPanel</text:span><text:span text:style-name="T2"> and commands start of scoring operation.</text:span></text:p>
        </text:list-item>
        <text:list-item>
          <text:p text:style-name="P9"><text:bookmark-start text:name="__DdeLink__121_321041649"/>FuserPanel<text:span text:style-name="T2"> creates an instance of </text:span>ScoreWorker<text:span text:style-name="T2"> and executes.</text:span></text:p>
        </text:list-item>
        <text:list-item>
          <text:p text:style-name="P9">ScoreWorker<text:span text:style-name="T2"> creates an instance of </text:span>GeometryFuser<text:span text:style-name="T2"> and invokes </text:span>GeometryFuser.score(...)<text:span text:style-name="T2">, which in turn invokes the </text:span>score<text:span text:style-name="T2"> method of the transformation for each provided link with the linked root node URIs as parameters. The resulting score for each link is entered into a map and returned.</text:span><text:bookmark-end text:name="__DdeLink__121_321041649"/></text:p>
        </text:list-item>
        <text:list-item>
          <text:p text:style-name="P9">FuserPanel<text:span text:style-name="T2"> colours each link according to their score. Magenta for a score &gt; 0, black otherwise.</text:span></text:p>
        </text:list-item>
      </text:list>
      <text:p text:style-name="P3"/>
      <text:p text:style-name="P3"/>
      <text:h text:style-name="P22" text:outline-level="3"><text:soft-page-break/>Apply transformation (fuse)</text:h>
      <text:list xml:id="list1993936524" text:style-name="L4">
        <text:list-item>
          <text:p text:style-name="P15"><text:span text:style-name="T2">User provides PostGIS connection parameters via </text:span><text:span text:style-name="T1">DatabasePanel</text:span><text:span text:style-name="T2">.</text:span></text:p>
        </text:list-item>
        <text:list-item>
          <text:p text:style-name="P15"><text:span text:style-name="T2">User provides a set of links via </text:span><text:span text:style-name="T1">FuserPanel</text:span><text:span text:style-name="T2"> in the form of an N-TRIPLES file with triples in the format:<text:line-break/>&lt;dataset A URI&gt; owl:sameAs &lt;dataset B URI&gt; .<text:line-break/>Datasets A &amp; B correspond to the dataset_a_*, dataset_b_* tables in the SQL schema.</text:span></text:p>
        </text:list-item>
        <text:list-item>
          <text:p text:style-name="P15"><text:span text:style-name="T2">Links are parsed using static method </text:span><text:span text:style-name="T1">GeometryFuser.parseLinksFile(...)</text:span><text:span text:style-name="T2"> and returned to </text:span><text:span text:style-name="T1">FuserPanel</text:span><text:span text:style-name="T2"> for display.</text:span></text:p>
        </text:list-item>
        <text:list-item>
          <text:p text:style-name="P15"><text:span text:style-name="T2">User selects a transformation and a set of links to be fused via </text:span><text:span text:style-name="T1">FuserPanel </text:span><text:span text:style-name="T2">and commands start of fusion operation.</text:span></text:p>
        </text:list-item>
        <text:list-item>
          <text:p text:style-name="P10">FuserPanel<text:span text:style-name="T2"> creates an instance of Fuse</text:span>Worker<text:span text:style-name="T2"> and executes.</text:span></text:p>
        </text:list-item>
        <text:list-item>
          <text:p text:style-name="P10">FuseWorker<text:span text:style-name="T2"> creates an instance of </text:span>GeometryFuser<text:span text:style-name="T2"> and invokes </text:span>GeometryFuser.fuse(...)<text:span text:style-name="T2">, which in turn invokes the </text:span>fuse<text:span text:style-name="T2"> method of the transformation for each provided link with the linked root node URIs as parameters. </text:span>FuseWorker <text:span text:style-name="T2">creates an instance of </text:span>VirtuosoImporter <text:span text:style-name="T2">and invokes the </text:span>importGeometriesToVirtuoso<text:span text:style-name="T2">, </text:span>insertLinksMetadata<text:span text:style-name="T2"> methods to import the triples in the virtuoso graph and the </text:span>insertMetadataToFusedGraph<text:span text:style-name="T2"> method if the separate graph checkbox is selected.</text:span></text:p>
        </text:list-item>
        <text:list-item>
          <text:p text:style-name="P13">User is notified when the fusion operation has completed for all link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Helvetica, Helv, sans-serif"/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fo:font-size="14pt" fo:font-style="italic" fo:font-weight="normal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Maroulis</meta:initial-creator>
    <meta:creation-date>2013-09-09T15:29:51</meta:creation-date>
    <meta:generator>LibreOffice/3.5$Linux_X86_64 LibreOffice_project/350m1$Build-2</meta:generator>
    <dc:date>2014-02-10T16:25:25</dc:date>
    <dc:creator>imis-nkarag </dc:creator>
    <meta:editing-duration>PT3H24M49S</meta:editing-duration>
    <meta:editing-cycles>104</meta:editing-cycles>
    <meta:document-statistic meta:table-count="0" meta:image-count="0" meta:object-count="0" meta:page-count="5" meta:paragraph-count="101" meta:word-count="959" meta:character-count="6740" meta:non-whitespace-character-count="5886"/>
  </office:meta>
</office:document-meta>
</file>